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2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list-style-name="L1"/>
    <style:style style:name="P5" style:family="paragraph" style:parent-style-name="Standard"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amètres de gestion associés à l'entreprise (Cc = 30 € et T = 20%). La pénalité par jour est fixée à 1000 euros.</text:p>
      <text:p text:style-name="Standard"><text:span text:style-name="T1">Pièce A</text:span> (Qa = 500, Pu = 15 euros)</text:p>
      <text:list xml:id="list30247257" text:style-name="L1">
        <text:list-item>
          <text:p text:style-name="P4">Justifier le plus simplement possible la raison du stockage de la pièce.</text:p>
        </text:list-item>
        <text:list-item>
          <text:p text:style-name="P4">Quelle méthode vous semble la plus appropriée pour le réapprovisionnement de la pièce ?</text:p>
        </text:list-item>
        <text:list-item>
          <text:p text:style-name="P4">Calculer Qe et Te. En déduire le nombre de commandes optimum pour la pièce.</text:p>
        </text:list-item>
        <text:list-item>
          <text:p text:style-name="P4">Le fournisseur 1 assure un délai de 2 jours : calculer la consommation moyenne pendant le délai. Sans utiliser un modèle statistique, proposer une quantité minimum de réapprovisionnement avec un risque mesuré de l'ordre 5% (4.a) ou un risque quasi-nul (4.b).</text:p>
        </text:list-item>
        <text:list-item>
          <text:p text:style-name="P4">Quelle solution choisiriez vous (4a ou 4b) en vous appuyant sur la pénalité encourue en cas de rupture de stock ?</text:p>
        </text:list-item>
        <text:list-item>
          <text:p text:style-name="P4">Complétez les paramètres de réapprovisionnement (selon votre choix en 2).</text:p>
        </text:list-item>
      </text:list>
      <text:p text:style-name="Standard"/>
      <text:p text:style-name="Standard"><text:span text:style-name="T1">Pièce B</text:span> (Qa = 100, Pu = 80 euros, d = 4 jours)</text:p>
      <text:list xml:id="list30266385" text:style-name="L2">
        <text:list-item>
          <text:p text:style-name="P5">Calculer Qe, Te</text:p>
        </text:list-item>
        <text:list-item>
          <text:p text:style-name="P5">Choisir la méthode de réapprovisionnement et calculer Qs.</text:p>
        </text:list-item>
      </text:list>
      <text:p text:style-name="Standard"/>
      <text:p text:style-name="Standard"><text:span text:style-name="T1">Pièce A et B</text:span>.</text:p>
      <text:p text:style-name="Standard">Un fournisseur commun pour les pièces A et B avec un délai de 3 jours nous oblige à refaire l'étude de ces pièces. La méthode de réapprovisionnement sera donc un Plan d'approvisionnement avec une périodicité commune aux deux pièces. On considérera que le Cc peut être divisé par 2.</text:p>
      <text:p text:style-name="Standard">Calculer Qs, P et la période de réapprovisionnement pour les deux pièces.</text:p>
      <text:p text:style-name="Standard"/>
      <text:p text:style-name="Standard"><text:span text:style-name="T1">Pièce C</text:span> (Qa = 1 ; Pu = 8000 €, délai 6 jours)</text:p>
      <text:p text:style-name="Standard"><text:span text:style-name="T3">Situations qui peuvent se produire</text:span> :</text:p>
      <text:p text:style-name="P2">Cas S0 : la pièce ne tombe pas en panne dans la première année (proba p0 = 0,37)</text:p>
      <text:p text:style-name="P2">Cas S1 : la pièce tombe en panne dans la première année (proba p1 = 0,37)</text:p>
      <text:p text:style-name="P2">Cas S2 : 2 pièces tombent en panne la première année (proba p2 = 0,17)</text:p>
      <text:p text:style-name="Standard">(<text:span text:style-name="T2">On remarque que la somme fait 91%, on négligera les cas 3 pannes et plus</text:span>)</text:p>
      <text:p text:style-name="P2"/>
      <text:p text:style-name="P3"><text:span text:style-name="T3">Choix envisageables</text:span> : </text:p>
      <text:p text:style-name="P2">Cas R0 : Vous attendez la panne sans stockage.</text:p>
      <text:p text:style-name="P2">Cas R1 : Vous mettez une pièce en stock</text:p>
      <text:p text:style-name="P2"/>
      <text:p text:style-name="P3">Pourquoi le cas de 2 pièces en stock n'est-il pas pris en compte ?</text:p>
      <text:p text:style-name="P3"/>
      <text:p text:style-name="Standard">Dans le cas R0, vous avez un coût de possession nul et un CDM (calculez le pour les 3 cas S0, S1, S2)</text:p>
      <text:p text:style-name="Standard">Dans le cas R1, vous avez un coût de possession (calculez le pour les cas S0, S1, S2) et un CDM <text:s/>nul.</text:p>
      <text:p text:style-name="Standard"/>
      <text:p text:style-name="Standard">Pour choisir la meilleure solution entre R0 et R1, il faut donc choisir celle qui donne la somme des produits <text:s/>proba * coût le plus bas, à la condition que l'écart soit suffisamment significatif pour avoir les moyens de trancher.</text:p>
      <text:p text:style-name="Standard"/>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07T10:50:12.35</dc:date>
    <meta:editing-duration>PT1H43M45S</meta:editing-duration>
    <meta:editing-cycles>4</meta:editing-cycles>
    <meta:generator>OpenOffice.org/3.3$Win32 OpenOffice.org_project/330m20$Build-9567</meta:generator>
    <meta:document-statistic meta:table-count="0" meta:image-count="0" meta:object-count="0" meta:page-count="2" meta:paragraph-count="27" meta:word-count="445" meta:character-count="2308"/>
  </office:meta>
</office:document-meta>
</file>